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ethod">
      <style:text-properties officeooo:paragraph-rsid="001f32ab"/>
    </style:style>
    <style:style style:name="P2" style:family="paragraph" style:parent-style-name="Method">
      <style:text-properties officeooo:paragraph-rsid="0021c5fb"/>
    </style:style>
    <style:style style:name="P3" style:family="paragraph" style:parent-style-name="Method">
      <style:text-properties officeooo:paragraph-rsid="003423a6"/>
    </style:style>
    <style:style style:name="P4" style:family="paragraph" style:parent-style-name="Text_20_body">
      <style:text-properties officeooo:rsid="001d6c15" officeooo:paragraph-rsid="001d6c15"/>
    </style:style>
    <style:style style:name="P5" style:family="paragraph" style:parent-style-name="Text_20_body">
      <style:text-properties officeooo:rsid="001f32ab" officeooo:paragraph-rsid="001f32ab"/>
    </style:style>
    <style:style style:name="P6" style:family="paragraph" style:parent-style-name="Text_20_body">
      <style:text-properties officeooo:rsid="0020de3f" officeooo:paragraph-rsid="0020de3f"/>
    </style:style>
    <style:style style:name="P7" style:family="paragraph" style:parent-style-name="Text_20_body">
      <style:text-properties officeooo:paragraph-rsid="0021c5fb"/>
    </style:style>
    <style:style style:name="P8" style:family="paragraph" style:parent-style-name="Text_20_body">
      <style:text-properties officeooo:rsid="00292cd8" officeooo:paragraph-rsid="00292cd8"/>
    </style:style>
    <style:style style:name="P9" style:family="paragraph" style:parent-style-name="Text_20_body">
      <style:text-properties officeooo:rsid="00292cd8" officeooo:paragraph-rsid="002b196d"/>
    </style:style>
    <style:style style:name="P10" style:family="paragraph" style:parent-style-name="Text_20_body">
      <style:text-properties officeooo:rsid="00292cd8" officeooo:paragraph-rsid="0030030b"/>
    </style:style>
    <style:style style:name="P11" style:family="paragraph" style:parent-style-name="Text_20_body">
      <style:text-properties officeooo:rsid="00292cd8" officeooo:paragraph-rsid="00312bb9"/>
    </style:style>
    <style:style style:name="P12" style:family="paragraph" style:parent-style-name="Text_20_body">
      <style:text-properties officeooo:paragraph-rsid="00292cd8"/>
    </style:style>
    <style:style style:name="P13" style:family="paragraph" style:parent-style-name="Text_20_body">
      <style:text-properties officeooo:rsid="002b196d" officeooo:paragraph-rsid="002b196d"/>
    </style:style>
    <style:style style:name="P14" style:family="paragraph" style:parent-style-name="Text_20_body">
      <style:text-properties officeooo:rsid="003423a6" officeooo:paragraph-rsid="003423a6"/>
    </style:style>
    <style:style style:name="P15" style:family="paragraph" style:parent-style-name="Standard">
      <style:text-properties officeooo:paragraph-rsid="001a2e72"/>
    </style:style>
    <style:style style:name="P16" style:family="paragraph" style:parent-style-name="Standard">
      <style:text-properties officeooo:paragraph-rsid="001d6c15"/>
    </style:style>
    <style:style style:name="P17" style:family="paragraph" style:parent-style-name="Standard">
      <style:text-properties officeooo:rsid="001d6c15" officeooo:paragraph-rsid="001d6c15"/>
    </style:style>
    <style:style style:name="P18" style:family="paragraph" style:parent-style-name="Standard">
      <style:text-properties officeooo:rsid="001f32ab" officeooo:paragraph-rsid="001f32ab"/>
    </style:style>
    <style:style style:name="P19" style:family="paragraph" style:parent-style-name="Standard">
      <style:text-properties officeooo:paragraph-rsid="001f32ab"/>
    </style:style>
    <style:style style:name="P20" style:family="paragraph" style:parent-style-name="Standard">
      <style:text-properties officeooo:paragraph-rsid="0020de3f"/>
    </style:style>
    <style:style style:name="P21" style:family="paragraph" style:parent-style-name="Standard">
      <style:text-properties officeooo:rsid="0021847c" officeooo:paragraph-rsid="002bac39"/>
    </style:style>
    <style:style style:name="P22" style:family="paragraph" style:parent-style-name="Standard">
      <style:text-properties officeooo:rsid="0021847c" officeooo:paragraph-rsid="003b6a60"/>
    </style:style>
    <style:style style:name="P23" style:family="paragraph" style:parent-style-name="Standard">
      <style:text-properties officeooo:paragraph-rsid="0021c5fb"/>
    </style:style>
    <style:style style:name="P24" style:family="paragraph" style:parent-style-name="Standard">
      <style:text-properties fo:font-weight="bold" officeooo:rsid="002e1112" officeooo:paragraph-rsid="002e111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2e1112"/>
    </style:style>
    <style:style style:name="P26" style:family="paragraph" style:parent-style-name="Standard">
      <style:text-properties officeooo:rsid="00330c20" officeooo:paragraph-rsid="00330c20"/>
    </style:style>
    <style:style style:name="P27" style:family="paragraph" style:parent-style-name="Standard">
      <style:text-properties officeooo:paragraph-rsid="00350ba2"/>
    </style:style>
    <style:style style:name="P28" style:family="paragraph" style:parent-style-name="Standard">
      <style:text-properties officeooo:paragraph-rsid="00356898"/>
    </style:style>
    <style:style style:name="P29" style:family="paragraph" style:parent-style-name="Standard">
      <style:text-properties officeooo:paragraph-rsid="00367c63"/>
    </style:style>
    <style:style style:name="P30" style:family="paragraph" style:parent-style-name="Standard">
      <style:text-properties officeooo:rsid="00356898" officeooo:paragraph-rsid="00356898"/>
    </style:style>
    <style:style style:name="P31" style:family="paragraph" style:parent-style-name="Standard">
      <style:text-properties officeooo:paragraph-rsid="003b6a60"/>
    </style:style>
    <style:style style:name="P32" style:family="paragraph" style:parent-style-name="Standard">
      <style:text-properties officeooo:paragraph-rsid="003d17fb"/>
    </style:style>
    <style:style style:name="P33" style:family="paragraph" style:parent-style-name="Standard">
      <style:text-properties officeooo:paragraph-rsid="003d3a46"/>
    </style:style>
    <style:style style:name="P34" style:family="paragraph" style:parent-style-name="Standard">
      <style:text-properties officeooo:paragraph-rsid="003f96d3"/>
    </style:style>
    <style:style style:name="P35" style:family="paragraph" style:parent-style-name="Code">
      <style:text-properties officeooo:rsid="001d6c15" officeooo:paragraph-rsid="001d6c15"/>
    </style:style>
    <style:style style:name="P36" style:family="paragraph" style:parent-style-name="Code">
      <style:text-properties officeooo:paragraph-rsid="001d6c15"/>
    </style:style>
    <style:style style:name="P37" style:family="paragraph" style:parent-style-name="Code">
      <style:text-properties officeooo:paragraph-rsid="0020de3f"/>
    </style:style>
    <style:style style:name="P38" style:family="paragraph" style:parent-style-name="Code">
      <style:text-properties officeooo:rsid="0020de3f" officeooo:paragraph-rsid="0020de3f"/>
    </style:style>
    <style:style style:name="P39" style:family="paragraph" style:parent-style-name="Code">
      <style:text-properties officeooo:paragraph-rsid="0021c5fb"/>
    </style:style>
    <style:style style:name="P40" style:family="paragraph" style:parent-style-name="Code">
      <style:text-properties officeooo:paragraph-rsid="003423a6"/>
    </style:style>
    <style:style style:name="P41" style:family="paragraph" style:parent-style-name="Grand_20_titre">
      <style:text-properties fo:font-size="28pt" style:font-size-asian="28pt" style:font-size-complex="28pt"/>
    </style:style>
    <style:style style:name="P42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3">
      <style:text-properties officeooo:rsid="003423a6" officeooo:paragraph-rsid="00350ba2"/>
    </style:style>
    <style:style style:name="P44" style:family="paragraph" style:parent-style-name="Heading_20_3">
      <style:text-properties officeooo:rsid="0037e0f4" officeooo:paragraph-rsid="0037e0f4"/>
    </style:style>
    <style:style style:name="P45" style:family="paragraph" style:parent-style-name="Heading_20_2">
      <style:text-properties officeooo:rsid="003423a6" officeooo:paragraph-rsid="003423a6"/>
    </style:style>
    <style:style style:name="P46" style:family="paragraph" style:parent-style-name="Standard" style:list-style-name="L1">
      <style:text-properties officeooo:paragraph-rsid="002e1112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2e1112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21c5fb" officeooo:paragraph-rsid="0021c5fb"/>
    </style:style>
    <style:style style:name="P50" style:family="paragraph" style:parent-style-name="Heading_20_1">
      <style:paragraph-properties fo:break-before="page"/>
      <style:text-properties officeooo:rsid="00292cd8" officeooo:paragraph-rsid="00292cd8"/>
    </style:style>
    <style:style style:name="P51" style:family="paragraph" style:parent-style-name="Text_20_body" style:list-style-name=""/>
    <style:style style:name="P52" style:family="paragraph" style:parent-style-name="Text_20_body" style:list-style-name="L2">
      <style:text-properties officeooo:rsid="00292cd8" officeooo:paragraph-rsid="00292cd8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e72" style:font-weight-asian="bold" style:font-weight-complex="bold"/>
    </style:style>
    <style:style style:name="T4" style:family="text">
      <style:text-properties fo:font-weight="bold" officeooo:rsid="001bd89c" style:font-weight-asian="bold" style:font-weight-complex="bold"/>
    </style:style>
    <style:style style:name="T5" style:family="text">
      <style:text-properties fo:font-weight="bold" officeooo:rsid="001d6c15" style:font-weight-asian="bold" style:font-weight-complex="bold"/>
    </style:style>
    <style:style style:name="T6" style:family="text">
      <style:text-properties fo:font-weight="bold" officeooo:rsid="001f32ab" style:font-weight-asian="bold" style:font-weight-complex="bold"/>
    </style:style>
    <style:style style:name="T7" style:family="text">
      <style:text-properties fo:font-weight="bold" officeooo:rsid="0020de3f" style:font-weight-asian="bold" style:font-weight-complex="bold"/>
    </style:style>
    <style:style style:name="T8" style:family="text">
      <style:text-properties fo:font-weight="bold" officeooo:rsid="0030030b" style:font-weight-asian="bold" style:font-weight-complex="bold"/>
    </style:style>
    <style:style style:name="T9" style:family="text">
      <style:text-properties fo:font-weight="bold" officeooo:rsid="00312bb9" style:font-weight-asian="bold" style:font-weight-complex="bold"/>
    </style:style>
    <style:style style:name="T10" style:family="text">
      <style:text-properties fo:font-weight="bold" officeooo:rsid="00350ba2" style:font-weight-asian="bold" style:font-weight-complex="bold"/>
    </style:style>
    <style:style style:name="T11" style:family="text">
      <style:text-properties fo:font-weight="bold" officeooo:rsid="00356898" style:font-weight-asian="bold" style:font-weight-complex="bold"/>
    </style:style>
    <style:style style:name="T12" style:family="text">
      <style:text-properties fo:font-weight="bold" officeooo:rsid="003b6a60" style:font-weight-asian="bold" style:font-weight-complex="bold"/>
    </style:style>
    <style:style style:name="T13" style:family="text">
      <style:text-properties fo:font-weight="bold" officeooo:rsid="003d17fb" style:font-weight-asian="bold" style:font-weight-complex="bold"/>
    </style:style>
    <style:style style:name="T14" style:family="text">
      <style:text-properties fo:font-weight="bold" officeooo:rsid="003d3a46" style:font-weight-asian="bold" style:font-weight-complex="bold"/>
    </style:style>
    <style:style style:name="T15" style:family="text">
      <style:text-properties fo:font-weight="bold" officeooo:rsid="003da5cd" style:font-weight-asian="bold" style:font-weight-complex="bold"/>
    </style:style>
    <style:style style:name="T16" style:family="text">
      <style:text-properties fo:font-weight="bold" officeooo:rsid="003f96d3" style:font-weight-asian="bold" style:font-weight-complex="bold"/>
    </style:style>
    <style:style style:name="T17" style:family="text">
      <style:text-properties officeooo:rsid="001a2e72"/>
    </style:style>
    <style:style style:name="T18" style:family="text">
      <style:text-properties officeooo:rsid="001d6c15"/>
    </style:style>
    <style:style style:name="T19" style:family="text">
      <style:text-properties fo:font-weight="normal" officeooo:rsid="001d6c15" style:font-weight-asian="normal" style:font-weight-complex="normal"/>
    </style:style>
    <style:style style:name="T20" style:family="text">
      <style:text-properties officeooo:rsid="001f32ab"/>
    </style:style>
    <style:style style:name="T21" style:family="text">
      <style:text-properties officeooo:rsid="0020de3f"/>
    </style:style>
    <style:style style:name="T22" style:family="text">
      <style:text-properties officeooo:rsid="0021847c"/>
    </style:style>
    <style:style style:name="T23" style:family="text">
      <style:text-properties officeooo:rsid="0021c5fb"/>
    </style:style>
    <style:style style:name="T24" style:family="text">
      <style:text-properties officeooo:rsid="00281429"/>
    </style:style>
    <style:style style:name="T25" style:family="text">
      <style:text-properties officeooo:rsid="002ce9b4"/>
    </style:style>
    <style:style style:name="T26" style:family="text">
      <style:text-properties fo:color="#cc0000"/>
    </style:style>
    <style:style style:name="T27" style:family="text">
      <style:text-properties fo:color="#cc0000" fo:font-weight="bold"/>
    </style:style>
    <style:style style:name="T28" style:family="text">
      <style:text-properties officeooo:rsid="002e1112"/>
    </style:style>
    <style:style style:name="T29" style:family="text">
      <style:text-properties officeooo:rsid="0030030b"/>
    </style:style>
    <style:style style:name="T30" style:family="text">
      <style:text-properties officeooo:rsid="00312bb9"/>
    </style:style>
    <style:style style:name="T31" style:family="text">
      <style:text-properties officeooo:rsid="003423a6"/>
    </style:style>
    <style:style style:name="T32" style:family="text">
      <style:text-properties officeooo:rsid="00350ba2"/>
    </style:style>
    <style:style style:name="T33" style:family="text">
      <style:text-properties officeooo:rsid="00356898"/>
    </style:style>
    <style:style style:name="T34" style:family="text">
      <style:text-properties officeooo:rsid="003b6a60"/>
    </style:style>
    <style:style style:name="T35" style:family="text">
      <style:text-properties officeooo:rsid="003d17fb"/>
    </style:style>
    <style:style style:name="T36" style:family="text">
      <style:text-properties officeooo:rsid="003d3a46"/>
    </style:style>
    <style:style style:name="T37" style:family="text">
      <style:text-properties officeooo:rsid="003da5cd"/>
    </style:style>
    <style:style style:name="T38" style:family="text">
      <style:text-properties officeooo:rsid="0041645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38">PCP </text:span>Toolkit API</text:p>
      <text:p text:style-name="Text_20_body"/>
      <text:table-of-content text:style-name="Sect1" text:protected="true" text:name="Table des matières1">
        <text:table-of-content-source text:outline-level="1" text:relative-tab-stop-position="false">
          <text:index-title-template text:style-name="Contents_20_Heading">Index</text:index-title-template>
          <text:table-of-content-entry-template text:outline-level="1" text:style-name="Contents_20_1">
            <text:index-entry-tab-stop style:type="left" style:position="1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Index</text:p>
          </text:index-title>
          <text:p text:style-name="P42"><text:tab/><text:a xlink:type="simple" xlink:href="#__RefHeading__2319_545331494" text:style-name="Index_20_Link" text:visited-style-name="Index_20_Link">1.Common parameters<text:tab/>1</text:a></text:p>
          <text:p text:style-name="P42"><text:tab/><text:a xlink:type="simple" xlink:href="#__RefHeading__2337_545331494" text:style-name="Index_20_Link" text:visited-style-name="Index_20_Link">2.Files handling<text:tab/>3</text:a></text:p>
          <text:p text:style-name="P42"><text:tab/><text:a xlink:type="simple" xlink:href="#__RefHeading__2339_545331494" text:style-name="Index_20_Link" text:visited-style-name="Index_20_Link">3.Encoding and formatting<text:tab/>4</text:a></text:p>
          <text:p text:style-name="P42"><text:tab/><text:a xlink:type="simple" xlink:href="#__RefHeading__1016_1981162923" text:style-name="Index_20_Link" text:visited-style-name="Index_20_Link">4.Tagging<text:tab/>5</text:a></text:p>
          <text:p text:style-name="P42"><text:tab/><text:a xlink:type="simple" xlink:href="#__RefHeading__2331_545331494" text:style-name="Index_20_Link" text:visited-style-name="Index_20_Link">5.Crawling the Web<text:tab/>8</text:a></text:p>
          <text:p text:style-name="P42"><text:tab/><text:a xlink:type="simple" xlink:href="#__RefHeading__1018_1981162923" text:style-name="Index_20_Link" text:visited-style-name="Index_20_Link">6.Searching expressions<text:tab/>10</text:a></text:p>
        </text:index-body>
      </text:table-of-content>
      <text:p text:style-name="Text_20_body"/>
      <text:p text:style-name="Text_20_body"/>
      <text:h text:style-name="Heading_20_1" text:outline-level="1"><text:bookmark-start text:name="__RefHeading__2319_545331494"/>Common parameters<text:bookmark-end text:name="__RefHeading__2319_545331494"/></text:h>
      <text:p text:style-name="Text_20_body"/>
      <text:p text:style-name="P32">- <text:span text:style-name="T2">in</text:span><text:span text:style-name="T13">stallDir</text:span><text:span text:style-name="T2"> </text:span>: string - <text:s/>default value='.' (e.g. '/the/dir/where/the/<text:span text:style-name="T35">toolkit</text:span>/<text:span text:style-name="T35">is/installed</text:span>/') - <text:span text:style-name="T35">usefull if a pipeline is runned from another directory</text:span></text:p>
      <text:p text:style-name="P32">- <text:span text:style-name="T2">inputDir </text:span>: string - <text:s/>default value='.' (e.g. '/the/dir/where/the/input/files/are/stored/')</text:p>
      <text:p text:style-name="Standard">- <text:span text:style-name="T2">outputDir </text:span>: string - <text:s/>default value=inputDir (e.g. '/the/dir/where/the/output/files/are/stored/')</text:p>
      <text:p text:style-name="Standard">- <text:span text:style-name="T2">recursion </text:span>: boolean - default value=1 (all the subdirs are processed)</text:p>
      <text:p text:style-name="Standard">- <text:span text:style-name="T2">processLinks </text:span>: default value=0 (if 1, the symbolic links will be processed during recursion -&gt; beware of the infinite loops !!!)</text:p>
      <text:p text:style-name="Standard">- <text:span text:style-name="T12">inputFileName </text:span><text:span text:style-name="T34">: string - if defined, the processing is done ONLY one the defined file (filePattern is ignored).</text:span></text:p>
      <text:p text:style-name="Standard">- <text:span text:style-name="T2">filePattern </text:span>: pattern - default value=qr/.*/ (For instance qr/txt$/ will filter only *.txt files)</text:p>
      <text:p text:style-name="Standard">- <text:span text:style-name="T2">fileEncoding </text:span>: string - default value='utf8'</text:p>
      <text:p text:style-name="Standard">- <text:span text:style-name="T2">outputFileName </text:span>: [pattern,string'] - defines the transformation of input filename in order to get the corresponding output filename. The default value depends on a specific action.</text:p>
      <text:p text:style-name="P16">- <text:span text:style-name="T2">overwrite</text:span><text:span text:style-name="T3">Output</text:span><text:span text:style-name="T2"> </text:span>: boolean - default value=0 (if the output files already exist<text:span text:style-name="T18">s</text:span> <text:span text:style-name="T18">the operation will be aborted)</text:span></text:p>
      <text:p text:style-name="P16"><text:span text:style-name="T18">- </text:span><text:span text:style-name="T5">outputBackupExtension</text:span><text:span text:style-name="T19"> : string </text:span><text:span text:style-name="T5">(</text:span><text:span text:style-name="T18">"no"|"bak"|"bakN") if the output files already exists and overwriteOutput=1, consider three cases : </text:span></text:p>
      <text:p text:style-name="P17"><text:tab/># "no" -&gt; no backup </text:p>
      <text:p text:style-name="P17"><text:tab/># "bak"-&gt; old version will be saved with .bak </text:p>
      <text:p text:style-name="P16"><text:span text:style-name="T18"><text:tab/># "bakN"-&gt; old versions wil be saved with bakN extension e.g. .bak0, .bak1, .bak2, etc. </text:span>with .bakN extension e.g. .bak0, .bak1, .bak2, etc.)</text:p>
      <text:p text:style-name="Standard">- <text:span text:style-name="T2">verbose </text:span>: boolean - 1 to display on STDOUT execution trace</text:p>
      <text:p text:style-name="Standard">- <text:span text:style-name="T2">printLog </text:span>: boolean - 1 to print the execution trace in a log file </text:p>
      <text:p text:style-name="P15">- <text:span text:style-name="T3">logFileName </text:span>: <text:span text:style-name="T17">string - the LOG file name - may contains timestamp variable e.g. 'extractCollocation.pl.$year-$mon-$mday.$hour-$min-$sec.log'</text:span></text:p>
      <text:p text:style-name="P17">- <text:span text:style-name="T2">appendLog </text:span>: boolean - <text:s/>if 1, the log file named perlNLPToolkit.pl.log is open in append mode</text:p>
      <text:p text:style-name="P21">- <text:span text:style-name="T2">windows</text:span> : boolean - 1 for Windows OS</text:p>
      <text:p text:style-name="P21"/>
      <text:p text:style-name="P17">To create a new pipeline just do :</text:p>
      <text:p text:style-name="P17"/>
      <text:p text:style-name="Code">my $crawler=Crawler::new('Crawler');</text:p>
      <text:p text:style-name="P16"/>
      <text:p text:style-name="P17">To run a function, just set parameters by calling setParam() <text:span text:style-name="T24">method</text:span> :</text:p>
      <text:p text:style-name="P17"><text:soft-page-break/></text:p>
      <text:p text:style-name="P36">$pipeline-&gt;setParam( { </text:p>
      <text:p text:style-name="P36"><text:tab/><text:span text:style-name="T18">PARAM</text:span>=&gt;<text:span text:style-name="T18">VALUE,</text:span></text:p>
      <text:p text:style-name="P36"><text:tab/>...</text:p>
      <text:p text:style-name="P36">});</text:p>
      <text:p text:style-name="P35"/>
      <text:p text:style-name="P16"/>
      <text:p text:style-name="P17">then run the function with temporary parameters (if necessary) :</text:p>
      <text:p text:style-name="P16"/>
      <text:p text:style-name="P36">$pipeline-&gt;<text:span text:style-name="T18">FUNCTION</text:span>( { </text:p>
      <text:p text:style-name="P36"><text:tab/><text:span text:style-name="T18">PARAM</text:span>=&gt;<text:span text:style-name="T18">VALUE,</text:span></text:p>
      <text:p text:style-name="P36"><text:tab/>...</text:p>
      <text:p text:style-name="P36">});</text:p>
      <text:p text:style-name="P4"/>
      <text:p text:style-name="P4">The temporary parameters are not saved in the pipeline parameters.</text:p>
      <text:p text:style-name="P4">For instance to force execution of a function which has already been executed, with output files that already exist, just do :</text:p>
      <text:p text:style-name="P4"/>
      <text:p text:style-name="P36">$pipeline-&gt;<text:span text:style-name="T18">FUNCTION</text:span>( { <text:span text:style-name="T18">overwriteOutput=&gt;1 }) ;</text:span></text:p>
      <text:p text:style-name="Text_20_body"/>
      <text:p text:style-name="Text_20_body"/>
      <text:h text:style-name="P48" text:outline-level="1"><text:bookmark-start text:name="__RefHeading__2337_545331494"/>Files handling<text:bookmark-end text:name="__RefHeading__2337_545331494"/></text:h>
      <text:h text:style-name="Heading_20_2" text:outline-level="2"><text:bookmark-start text:name="__RefHeading__2321_545331494"/><text:span text:style-name="T22">R</text:span>enaming files <text:bookmark-end text:name="__RefHeading__2321_545331494"/></text:h>
      <text:h text:style-name="Method" text:outline-level="2">renameFiles()</text:h>
      <text:p text:style-name="Standard">Files are renamed using outputFileName transformation scheme</text:p>
      <text:p text:style-name="Standard">e.g. outputFileName=&gt;[qr/(.*)[.]txt/,"$1.fr.txt"], will transform mytext.txt in mytext.fr.txt</text:p>
      <text:p text:style-name="Standard">By default, no action is done : only the execution trace allow to verify if the renaming scheme is ok</text:p>
      <text:p text:style-name="Standard"/>
      <text:h text:style-name="Heading_20_3" text:outline-level="3">Parameters : </text:h>
      <text:p text:style-name="Standard">- <text:span text:style-name="T2">outputFileName</text:span> : the transformation scheme, i.e. a list with [search pattern,replace string] </text:p>
      <text:p text:style-name="Standard">- <text:span text:style-name="T2">confirm</text:span> : string - if "yes" the renaming is really done - else only a simulation is done</text:p>
      <text:p text:style-name="Standard"/>
      <text:p text:style-name="Code">$pipeline-&gt;setParam( { </text:p>
      <text:p text:style-name="Code"><text:tab/>outputFileName=&gt;[qr/(.*)[.]txt/,'$1.fr.txt'] </text:p>
      <text:p text:style-name="Code">});</text:p>
      <text:p text:style-name="Code">$pipeline-&gt;renameFiles();</text:p>
      <text:p text:style-name="Standard"/>
      <text:p text:style-name="Standard">To really execute renaming, another parameter is required (this parameter is not recorded in the pipeline for future use)</text:p>
      <text:p text:style-name="Standard"/>
      <text:p text:style-name="Code">$pipeline-&gt;renameFiles({confirm=&gt;"yes"});</text:p>
      <text:h text:style-name="Heading_20_2" text:outline-level="2"><text:span text:style-name="T23">M</text:span>erging files</text:h>
      <text:h text:style-name="P2" text:outline-level="2">mergeFiles()</text:h>
      <text:h text:style-name="Heading_20_3" text:outline-level="3">Parameters :</text:h>
      <text:p text:style-name="P23">- fileSeparator : string - to separate the various merged files</text:p>
      <text:p text:style-name="P26">N.B. : the outputFileName replace pattern is applied to the inputDir, non to the fileNames</text:p>
      <text:p text:style-name="P23"/>
      <text:p text:style-name="P39"><text:s/>$pipeline-&gt;next();</text:p>
      <text:p text:style-name="P39"><text:s/>$pipeline-&gt;setParam( { outputFileName=&gt;[qr/(.*)/,'$1/all.html.txt'] });</text:p>
      <text:p text:style-name="P39"><text:s/>$pipeline-&gt;mergeFiles();</text:p>
      <text:p text:style-name="P23"/>
      <text:h text:style-name="P51" text:outline-level="1"/>
      <text:h text:style-name="P49" text:outline-level="1"><text:bookmark-start text:name="__RefHeading__2339_545331494"/>Encoding and formatting<text:bookmark-end text:name="__RefHeading__2339_545331494"/></text:h>
      <text:p text:style-name="P7"/>
      <text:h text:style-name="Heading_20_2" text:outline-level="2">Encoding</text:h>
      <text:h text:style-name="P2" text:outline-level="2">convertEncoding()</text:h>
      <text:h text:style-name="Heading_20_3" text:outline-level="3">Parameters : </text:h>
      <text:p text:style-name="P23">- fromEncoding : string - default value="iso-8859-1"</text:p>
      <text:p text:style-name="P23">- toEncoding : string - default value="utf8"</text:p>
      <text:p text:style-name="P23"/>
      <text:p text:style-name="P39">$pipeline-&gt;setParam( { </text:p>
      <text:p text:style-name="P39"><text:tab/>filePattern=&gt;qr/VER2000.V0.txt$/, </text:p>
      <text:p text:style-name="P39"><text:tab/>inputDir=&gt;'./data/test', <text:s/></text:p>
      <text:p text:style-name="P39"><text:tab/>outputDir=&gt;'./data/test',</text:p>
      <text:p text:style-name="P39"><text:tab/>fromEncoding=&gt;"cp1252",</text:p>
      <text:p text:style-name="P39"><text:tab/>toEncoding=&gt;"utf8",</text:p>
      <text:p text:style-name="P39"><text:tab/>outputFileName=&gt;[qr/(.*)\.(\w\w\w)$/i,'$1.utf8.$2'] </text:p>
      <text:p text:style-name="P39">});</text:p>
      <text:p text:style-name="P39"/>
      <text:p text:style-name="P39">$pipeline-&gt;convertEncoding();</text:p>
      <text:p text:style-name="P23"/>
      <text:h text:style-name="Heading_20_2" text:outline-level="2"><text:span text:style-name="T23">C</text:span>onverting HTML to txt</text:h>
      <text:h text:style-name="P2" text:outline-level="2">html2txt()</text:h>
      <text:h text:style-name="Heading_20_3" text:outline-level="3">Parameters : </text:h>
      <text:p text:style-name="P23">- deleteTags : list of string - tags for which inner content is deleted - default value = ["script","style","head","nav"]</text:p>
      <text:p text:style-name="P23">- blockTags : list of string - tags that will be replaced by an end of line - default value = ["p","div","h1","h2","h3","li","br","hr","td","section","header","footer"]</text:p>
      <text:p text:style-name="P23"/>
      <text:p text:style-name="P23"/>
      <text:p text:style-name="P39">$pipeline-&gt;setParam( { </text:p>
      <text:p text:style-name="P39"><text:tab/>filePattern=&gt;qr/[.]html$/,inputDir=&gt;"./data/crawler/figaro",outputDir=&gt;"./data/txt",outputFileName=&gt;[qr/(.*)[.]html$/i,'$1.html.txt'] </text:p>
      <text:p text:style-name="P39">});</text:p>
      <text:p text:style-name="P39">$pipeline-&gt;html2txt();</text:p>
      <text:p text:style-name="P23"/>
      <text:h text:style-name="Heading_20_2" text:outline-level="2"><text:bookmark-start text:name="__RefHeading__2323_545331494"/><text:soft-page-break/><text:span text:style-name="T23">F</text:span>ind<text:span text:style-name="T23">ing and replacing</text:span> patterns <text:bookmark-end text:name="__RefHeading__2323_545331494"/></text:h>
      <text:h text:style-name="Method" text:outline-level="2">findAndReplace()</text:h>
      <text:h text:style-name="Heading_20_3" text:outline-level="3">Parameters : </text:h>
      <text:p text:style-name="Standard">- <text:span text:style-name="T2">patternFile</text:span> : string <text:s/>- path of a CSV text file that contains lines with : search patterns \t replace string \n</text:p>
      <text:p text:style-name="Standard">- <text:span text:style-name="T2">searchReplacePatterns</text:span> : list of pairs [q<text:span text:style-name="T18">r</text:span>/pattern/,string]</text:p>
      <text:p text:style-name="Standard"/>
      <text:p text:style-name="Code">$pipeline-&gt;setParam( {</text:p>
      <text:p text:style-name="Code"><text:tab/>inputDir=&gt;'./data/test',</text:p>
      <text:p text:style-name="Code"><text:tab/>outputDir=&gt;'./data/test',</text:p>
      <text:p text:style-name="Code"><text:tab/>filePattern=&gt;qr/V0[.]txt$/,</text:p>
      <text:p text:style-name="Code"><text:tab/>outputFileName=&gt;[qr/(.*).txt/,'$1.norm.txt'],</text:p>
      <text:p text:style-name="Code"><text:tab/>searchReplacePatterns=&gt;[</text:p>
      <text:p text:style-name="Code"><text:tab/><text:tab/>[qr/[]/,"'"],</text:p>
      <text:p text:style-name="Code"><text:tab/><text:tab/>[qr/[]/,"\""],</text:p>
      <text:p text:style-name="Code"><text:tab/>] </text:p>
      <text:p text:style-name="Code"><text:s/>});</text:p>
      <text:p text:style-name="Code">$pipeline-&gt;findAndReplace();</text:p>
      <text:h text:style-name="P45" text:outline-level="2">Extracting statistics</text:h>
      <text:h text:style-name="P3" text:outline-level="2"><text:span text:style-name="T31">extractStats</text:span>()</text:h>
      <text:p text:style-name="P14">Extracts for each file the number of lines, tokens and characters.</text:p>
      <text:h text:style-name="P43" text:outline-level="3">Parameters : </text:h>
      <text:p text:style-name="P27">- <text:span text:style-name="T10">outputFilename</text:span> : string <text:s/>- <text:span text:style-name="T32">the name of output file containing stats for each file</text:span></text:p>
      <text:p text:style-name="P27"/>
      <text:p text:style-name="P40">$pipeline-&gt;<text:span text:style-name="T31">extractStats</text:span>();</text:p>
      <text:h text:style-name="Heading_20_1" text:outline-level="1"><text:bookmark-start text:name="__RefHeading__1016_1981162923"/>Tagging<text:bookmark-end text:name="__RefHeading__1016_1981162923"/></text:h>
      <text:h text:style-name="Heading_20_2" text:outline-level="2"><text:span text:style-name="T23">A</text:span>dding &lt;p&gt; tags</text:h>
      <text:h text:style-name="Method" text:outline-level="2">addParaTag()</text:h>
      <text:h text:style-name="Heading_20_3" text:outline-level="3">Parameters</text:h>
      <text:p text:style-name="P6">- <text:span text:style-name="T2">noEmptyPara</text:span> : boolean - if 1, consecutive ends of line will yield only one tag.</text:p>
      <text:p text:style-name="P6"/>
      <text:p text:style-name="Code">$pipeline-&gt;setParam( { </text:p>
      <text:p text:style-name="Code"><text:tab/>inputDir=&gt;"./data/langages/txt",</text:p>
      <text:p text:style-name="Code"><text:tab/>outputDir=&gt;"./data/langages/txt",</text:p>
      <text:p text:style-name="Code"><text:tab/>filePattern=&gt;qr/pdf.txt$/,</text:p>
      <text:p text:style-name="Code"><text:tab/>outputFileName=&gt;[qr/(.*)[.]txt$/i,'$1.para.txt'],</text:p>
      <text:p text:style-name="Code"><text:soft-page-break/><text:tab/>fileEncoding=&gt;'iso-8859-1',</text:p>
      <text:p text:style-name="Code"><text:tab/>noEmptyPara=&gt;1</text:p>
      <text:p text:style-name="Code">});</text:p>
      <text:p text:style-name="Code">$pipeline-&gt;addParaTag();</text:p>
      <text:p text:style-name="Text_20_body"/>
      <text:h text:style-name="Heading_20_2" text:outline-level="2"><text:bookmark-start text:name="__RefHeading__2327_545331494"/><text:span text:style-name="T23">T</text:span>oken<text:span text:style-name="T23">izing</text:span><text:bookmark-end text:name="__RefHeading__2327_545331494"/></text:h>
      <text:h text:style-name="Method" text:outline-level="2">tokenize()</text:h>
      <text:h text:style-name="Heading_20_3" text:outline-level="3">Parameters :</text:h>
      <text:p text:style-name="Standard">- <text:span text:style-name="T2">language</text:span> : string - the language of texts (in order to load corresponding grammar and dics) - default = "fr"</text:p>
      <text:p text:style-name="Standard">- <text:span text:style-name="T2">dicPath</text:span> : string - the path to the directory that contains the dictionaries - default='./dics'</text:p>
      <text:p text:style-name="Standard">- <text:span text:style-name="T2">grmPath</text:span> : string - the path to the directory that contains the grammar rules - default='./grm'</text:p>
      <text:p text:style-name="Standard">- <text:span text:style-name="T2">tokSeparator</text:span> : string - the separator char that will be inserted between every token - default="\n",</text:p>
      <text:p text:style-name="Standard">- <text:span text:style-name="T2">printType</text:span> : boolean - if true, the type of the token is printed - default=0,</text:p>
      <text:p text:style-name="Standard">- <text:span text:style-name="T2">typeSeparator</text:span> : string - the character separating the token and the type tag - default="\t",</text:p>
      <text:p text:style-name="Standard">- <text:span text:style-name="T2">newLineTa</text:span><text:span text:style-name="T4">g</text:span> : string - the string that reprensents a newline char - default="&lt;<text:span text:style-name="T18">br/</text:span>&gt;",</text:p>
      <text:p text:style-name="Standard">- <text:span text:style-name="T2">defaultRules</text:span> : the set of default rules that are used to tokenize without a specific (see PerlNLPToolKit.pm for more details on the rules)</text:p>
      <text:p text:style-name="Standard"/>
      <text:p text:style-name="Code">$pipeline-&gt;setParam({ </text:p>
      <text:p text:style-name="Code"><text:tab/>inputDir=&gt;'./data/test',</text:p>
      <text:p text:style-name="Code"><text:tab/>outputDir=&gt;'./data/test',</text:p>
      <text:p text:style-name="Code"><text:tab/>fileEncoding=&gt;"utf8",</text:p>
      <text:p text:style-name="Code"><text:tab/>filePattern=&gt;qr/norm[.]txt$/,</text:p>
      <text:p text:style-name="Code"><text:tab/>outputFileName=&gt;[qr/(.*norm)[.]txt$/,'$1.txt.tok']</text:p>
      <text:p text:style-name="Code">});</text:p>
      <text:p text:style-name="Code">$pipeline-&gt;tokenize();</text:p>
      <text:p text:style-name="Standard"/>
      <text:h text:style-name="Heading_20_2" text:outline-level="2"><text:bookmark-start text:name="__RefHeading__2329_545331494"/><text:span text:style-name="T23">POS </text:span>tagging<text:bookmark-end text:name="__RefHeading__2329_545331494"/></text:h>
      <text:h text:style-name="Method" text:outline-level="2">runTreetagger()</text:h>
      <text:p text:style-name="Standard">- <text:span text:style-name="T2">treetaggerPath</text:span> : string - treetagger install path - must be set for any installation </text:p>
      <text:p text:style-name="Standard">- <text:span text:style-name="T2">treetaggerOptions</text:span> : string - treetagger options - default="-token -lemma -sgml -no-unknown"</text:p>
      <text:p text:style-name="Standard">- <text:span text:style-name="T2">treetaggerLanguage</text:span> : string - treetagger language - default="french-utf8" (the parameters file must be treetaggerPath/lib/treetaggerLanguage.par)</text:p>
      <text:p text:style-name="Standard">- <text:span text:style-name="T2">treetaggerAppName</text:span> : string - treetagger binary executable - default='tree-tagger' (for windows 'tree-tagger.exe')</text:p>
      <text:p text:style-name="Standard">- <text:span text:style-name="T2">tokenize</text:span> : boolean - if false, no tokenization is done</text:p>
      <text:p text:style-name="Standard">- <text:span text:style-name="T2">treetaggerTokenizer</text:span> : string - the name of the tokenizer, wich must be installed in treetaggerPath/cmd - default='tokenize.perl'</text:p>
      <text:p text:style-name="Standard">- <text:span text:style-name="T2">treetaggerUTF8Tokenizer</text:span> : string - the name of the tokenizer for utf8 files, wich must be installed in treetaggerPath/cmd - default='utf8-tokenize.perl'</text:p>
      <text:p text:style-name="P31">- <text:span text:style-name="T12">normalize</text:span> : <text:span text:style-name="T34">boolean</text:span> - <text:span text:style-name="T34">indicates whether the normalization patterns have to be done</text:span></text:p>
      <text:p text:style-name="P22">- <text:span text:style-name="T12">normalizePatterns</text:span> : <text:span text:style-name="T34">list of [/pattern/,string]</text:span> - <text:span text:style-name="T34">the search/replace patterns for normalization. </text:span><text:soft-page-break/><text:span text:style-name="T34">Default value is [[qr/[’`´′‛ʻʼ]/,"'"]]</text:span></text:p>
      <text:p text:style-name="Standard"><text:tab/></text:p>
      <text:p text:style-name="Code">$pipeline-&gt;setParam( { </text:p>
      <text:p text:style-name="Code"><text:tab/>filePattern=&gt;qr/(.*).txt.tok$/,</text:p>
      <text:p text:style-name="Code"><text:tab/>inputDir=&gt;'./data/test',</text:p>
      <text:p text:style-name="Code"><text:tab/>outputDir=&gt;'./data/test',</text:p>
      <text:p text:style-name="Code"><text:tab/>outputFileName=&gt;[qr/(.*).txt.tok$/i,'$1.txt.tok.ttg'],</text:p>
      <text:p text:style-name="Code"><text:tab/>tokenize=&gt;0,</text:p>
      <text:p text:style-name="Code">});</text:p>
      <text:p text:style-name="Code">$pipeline-&gt;runTreetagger();</text:p>
      <text:p text:style-name="Standard"/>
      <text:h text:style-name="P1" text:outline-level="2">postTreetagger()</text:h>
      <text:p text:style-name="P19">Treetagger postprocessing : add the spaces to the surface form, <text:span text:style-name="T20">and if necessary add &lt;s&gt; tags (note that it may be added after &lt;p&gt; tags, but no other tags.</text:span></text:p>
      <text:h text:style-name="Heading_20_3" text:outline-level="3">Parameters :</text:h>
      <text:p text:style-name="P18">- <text:span text:style-name="T2">addSentTag</text:span> : boolean - if 1 add sentence tags &lt;s id='sid'&gt;...&lt;/s&gt; around each sentence (the sentence boundaries are given by treetagger SENT token, and by &lt;p&gt; tags if they exist).</text:p>
      <text:p text:style-name="Standard"/>
      <text:p text:style-name="Code">$pipeline-&gt;postTreetagger(); </text:p>
      <text:p text:style-name="Standard"/>
      <text:h text:style-name="P51" text:outline-level="1"/>
      <text:h text:style-name="P48" text:outline-level="1"><text:bookmark-start text:name="__RefHeading__2331_545331494"/><text:span text:style-name="T23">C</text:span>rawling the <text:span text:style-name="T25">W</text:span>eb<text:bookmark-end text:name="__RefHeading__2331_545331494"/></text:h>
      <text:h text:style-name="Method" text:outline-level="2">runCrawler()</text:h>
      <text:p text:style-name="P5">Provided in the package lib/Crawler.pm</text:p>
      <text:h text:style-name="Heading_20_3" text:outline-level="3">Parameters :</text:h>
      <text:p text:style-name="Standard">Global parameters :</text:p>
      <text:p text:style-name="Standard">- <text:span text:style-name="T2">verbose</text:span> : boolean - if 1, displays execution trace on STDOUT </text:p>
      <text:p text:style-name="Standard">- <text:span text:style-name="T2">printLog</text:span> : boolean - if 1, prints execution trace in a log file </text:p>
      <text:p text:style-name="Standard">- <text:span text:style-name="T2">overwriteLog</text:span> : boolean - if 1, the log file is named crawler.pl.log - if 0 it is named with date and time crawler.pl.yyyy-mm-dd.hh-mm-ss.log</text:p>
      <text:p text:style-name="Standard">- <text:span text:style-name="T2">outputEncoding</text:span> : string - default='utf8',</text:p>
      <text:p text:style-name="Standard">- <text:span text:style-name="T2">dataDir</text:span> : string - the directory to store the downloaded file by default </text:p>
      <text:p text:style-name="Standard">- <text:span text:style-name="T2">metadataFilePattern</text:span>=&gt;[qr/(.*)/,'$1.meta']<text:tab/># if not empty, defines the name of the corresponding metadata file, by transformation of the saved filename</text:p>
      <text:h text:style-name="Heading_20_3" text:outline-level="3">Each source is defined by the following parameters</text:h>
      <text:p text:style-name="Standard">- <text:span text:style-name="T2">id</text:span> : string - the source identificator (used to create sub dir)</text:p>
      <text:p text:style-name="Standard">- <text:span text:style-name="T2">targetDir</text:span> : string - the directory to store the downloaded file - if empty files are saved in dataDir/id/...</text:p>
      <text:p text:style-name="P28">- <text:span text:style-name="T2">url</text:span> : string - the starting url </text:p>
      <text:p text:style-name="P30">OR [string*] list of starting urls </text:p>
      <text:p text:style-name="P30">OR ref to a callback function which returns the list of starting urls</text:p>
      <text:p text:style-name="Standard">- <text:span text:style-name="T2">urlPattern</text:span> : pattern - the pattern of crawled url </text:p>
      <text:p text:style-name="Standard">- <text:span text:style-name="T2">url2download</text:span> : pattern (optional) - defines the url pattern of the file<text:span text:style-name="T20">s</text:span> that are to be saved - If not defined, articlePattern will be used</text:p>
      <text:p text:style-name="Standard">- <text:span text:style-name="T6">content</text:span><text:span text:style-name="T2">Pattern</text:span> : pattern (optional) - defines the content pattern of the file that are to be saved</text:p>
      <text:p text:style-name="Standard">- <text:span text:style-name="T15">multipleContent </text:span><text:span text:style-name="T37">: boolean – if 1, all the occurrences of contentPattern in the page are taken into account</text:span></text:p>
      <text:p text:style-name="Standard">- <text:span text:style-name="T2">indexDepth</text:span> : integer - the max depth of index page that may be revisited because they are index pages</text:p>
      <text:p text:style-name="Standard">- <text:span text:style-name="T2">indexPagePattern</text:span> : pattern - the pattern of index page url</text:p>
      <text:p text:style-name="P29">- <text:span text:style-name="T11">paginationUrlPattern</text:span><text:span text:style-name="T20">: pattern - the pattern of pagination pages which shall not increment the depth count</text:span></text:p>
      <text:p text:style-name="P29">- <text:span text:style-name="T2">limitDepth</text:span> : integer - the max crawling depth</text:p>
      <text:p text:style-name="Standard">- <text:span text:style-name="T2">noFormData</text:span> : boolean - if 1, post data may be send</text:p>
      <text:p text:style-name="Standard">- <text:span text:style-name="T2">postData</text:span> : list ref - list of [key,value] data</text:p>
      <text:p text:style-name="P34">- <text:span text:style-name="T16">blackListUrlPattern</text:span> : pattern - the pattern of url page that are excluded</text:p>
      <text:p text:style-name="Standard">- <text:span text:style-name="T2">resetCrawling</text:span> : boolean - if 1, delete hash %visited</text:p>
      <text:p text:style-name="P19">- <text:span text:style-name="T6">maxRecordedPages </text:span><text:span text:style-name="T20">: integer - the max. number of pages to record in one crawling session</text:span></text:p>
      <text:h text:style-name="Heading_20_3" text:outline-level="3">The following rules define pattern for content extraction</text:h>
      <text:p text:style-name="P19">-<text:span text:style-name="T6">metadataPatterns</text:span> : <text:span text:style-name="T20">a hash with the following keys</text:span></text:p>
      <text:p text:style-name="P19"><text:tab/><text:span text:style-name="T7">label </text:span><text:span text:style-name="T21">: string - the metadata name (e.g. 'date', 'author', 'title')</text:span></text:p>
      <text:p text:style-name="P19"><text:tab/><text:span text:style-name="T7">base </text:span><text:span text:style-name="T21">: string -</text:span> ('url'|'content'<text:span text:style-name="T21">|'id'|'link'</text:span>) - defines <text:span text:style-name="T21">which string will be taken to extract the data</text:span></text:p>
      <text:p text:style-name="P20"><text:tab/><text:span text:style-name="T7">search </text:span><text:span text:style-name="T21">: pattern - the pattern that will be searched in base string</text:span></text:p>
      <text:p text:style-name="P20"><text:tab/><text:span text:style-name="T7">replace </text:span><text:span text:style-name="T14">(optional)</text:span><text:span text:style-name="T7"> </text:span><text:span text:style-name="T21">: string - the replace string that will be saved as the final value – if no replace string, the $1 capture of search pattern is used</text:span></text:p>
      <text:p text:style-name="Standard">- <text:span text:style-name="T2">nameBase</text:span> : string ('url'|'content'|'id') - defines if the name is extracted from id, url or content</text:p>
      <text:p text:style-name="P33">- <text:span text:style-name="T2">namePattern</text:span> : <text:span text:style-name="T36">[pattern] – defines, in $1 capture, the substring used for the name </text:span></text:p>
      <text:p text:style-name="P33"><text:soft-page-break/><text:tab/><text:tab/><text:span text:style-name="T36">or</text:span> [pattern,string] - defines the transformation applied to the base in order to extract name</text:p>
      <text:p text:style-name="Standard">- <text:span text:style-name="T2">saveFullHtml</text:span> : boolean - if 1, records the complete HTML file, if 0 records only the part matched by <text:span text:style-name="T21">content</text:span>Pattern</text:p>
      <text:p text:style-name="P20"><text:span text:style-name="T21">- </text:span><text:span text:style-name="T7">inputEncoding</text:span><text:span text:style-name="T21"> : string - the encoding of source file - For non text files (as PDF) use "bin"</text:span></text:p>
      <text:p text:style-name="P20"><text:span text:style-name="T21">- </text:span><text:span text:style-name="T7">outputEncoding</text:span><text:span text:style-name="T21"> : string - the encoding of saved file - For non text files (as PDF) use "bin"</text:span></text:p>
      <text:p text:style-name="P20">- <text:span text:style-name="T2">guessFileType</text:span> : boolean - if 1, the MIME type will be guessed</text:p>
      <text:p text:style-name="Standard"/>
      <text:p text:style-name="Code">my $crawler=Crawler::new('Crawler');</text:p>
      <text:p text:style-name="Code">$crawler-&gt;addSource({</text:p>
      <text:p text:style-name="Code"><text:tab/><text:tab/>id=&gt;'figaro',</text:p>
      <text:p text:style-name="Code"><text:tab/><text:tab/>targetDir=&gt;"./data/crawler/figaro",</text:p>
      <text:p text:style-name="Code"><text:tab/><text:tab/>url=&gt;'http://www.lefigaro.fr',</text:p>
      <text:p text:style-name="Code"><text:tab/><text:tab/>urlPattern=&gt;'http://www.lefigaro.fr|http://www.lefigaro.fr/.*', </text:p>
      <text:p text:style-name="Code"><text:tab/><text:tab/>articlePattern=&gt;qr/&lt;div class="fig-article-body" itemprop="articleBody"&gt;([\s\S]*)&lt;div class="fig-side-col"&gt;/,</text:p>
      <text:p text:style-name="Code"><text:tab/><text:tab/>namePattern=&gt;[qr/.*\/([^\/]*)[.]php([?#].*)?/,'$1'],</text:p>
      <text:p text:style-name="P37"><text:tab/><text:tab/><text:span text:style-name="T21">metadataPatterns=&gt;[{</text:span></text:p>
      <text:p text:style-name="P38"><text:tab/><text:tab/><text:tab/>label=&gt;'date',</text:p>
      <text:p text:style-name="P38"><text:tab/><text:tab/><text:tab/>base=&gt;'url',</text:p>
      <text:p text:style-name="P38"><text:tab/><text:tab/><text:tab/>search=&gt;qr/(20\d\d\/\d\d?\/\d\d?)/,</text:p>
      <text:p text:style-name="P38"><text:tab/><text:tab/><text:tab/>replace=&gt;'$1'</text:p>
      <text:p text:style-name="P38"><text:tab/><text:tab/>}],</text:p>
      <text:p text:style-name="Code"><text:tab/><text:tab/>resetCrawling=&gt;1,</text:p>
      <text:p text:style-name="Code"><text:tab/><text:tab/>url2download=&gt;'',</text:p>
      <text:p text:style-name="Code"><text:tab/><text:tab/>blackList=&gt;'http://www.lefigaro.fr/(mon-figaro|jeuxetinvitations|culture|sport|lifestyle|musique|services|hightec|analyse|resultats-bac)|madame.lefigaro.fr',</text:p>
      <text:p text:style-name="Code"><text:tab/><text:tab/>limitDepth=&gt;100,</text:p>
      <text:p text:style-name="Code"><text:tab/><text:tab/>en<text:span text:style-name="T21">c</text:span>oding=&gt;'UTF-8',</text:p>
      <text:p text:style-name="Code"><text:tab/><text:tab/><text:span text:style-name="T23">windows=&gt;1,</text:span></text:p>
      <text:p text:style-name="Code"><text:tab/>});</text:p>
      <text:p text:style-name="Code"/>
      <text:p text:style-name="Code"/>
      <text:p text:style-name="Code">$crawler-&gt;runCrawler();</text:p>
      <text:p text:style-name="Standard"/>
      <text:p text:style-name="P24">Nota bene (in French)</text:p>
      <text:p text:style-name="Standard"/>
      <text:p text:style-name="P25"><text:span text:style-name="T1">Méthode de crawling </text:span>: lors d'une session de crawl, le crawler télécharge d'abord la page '<text:span text:style-name="T27">url</text:span>' <text:span text:style-name="T33">(ou bien si c’est une référence vers une liste, chaque url de la liste sera passée en revue - il est également possible de mettre une référence vers une fonction qui retourne cette liste).</text:span> Il en extrait tous les hyperliens. Puis il se relance récursivement pour chacune des urls extraites matchant l'expression <text:span text:style-name="T27">/urlPattern/</text:span>. La récursion s'arrête lorsqu'elle atteint la profondeur limite définie par  'limitDepth', ou s'il n'y a plus de lien à parcourir. Quand une page a déjà été crawlée, elle ne sera plus crawlée par la suite de la session. Si vous avez indiqué resetCrawling=&gt;0 alors les pages déjà crawlées ne seront plus crawlées dans les prochaines sessions de crawl (à l'inverse si resetCrawling=&gt;1, les prochaines sessions de crawl reprendront exactement le même chemin). </text:p>
      <text:p text:style-name="P25"/>
      <text:p text:style-name="P25"><text:span text:style-name="T1">Enregistrement des données pendant le crawling</text:span> : il y a deux cas de figure qui définissent les données à enregistrer :</text:p>
      <text:p text:style-name="P25">1/ Si une page téléchargée contient l'expression <text:span text:style-name="T26">/</text:span><text:span text:style-name="T27">contentPattern/</text:span>, alors ce qui est capturée ($1=première parenthèse capturante) est enregistré dans un fichier nommé $name.extract.html. Le nom $name est fabriqué à partir '<text:span text:style-name="T27">nameBase</text:span>' ('url'|'content'|'id'|'link') et <text:span text:style-name="T26">'</text:span><text:span text:style-name="T27">namePattern'</text:span> (un pattern et une chaine de remplacement). Si vous laissez nameBase=&gt;'url' sans préciser un pattern de remplacement précis, par défaut le fichier prendra le nom de l'url après neutralisation des / et autres <text:soft-page-break/>caractères interdits dans un nom de fichier. Si vous avez précisé l'option 'saveFullHtml'=&gt;1, alors c'est l'intégralité de la page contenant /contentPattern/ qui sera sauvegardé.<text:line-break/>2/ Si l'url d'une page matche avec<text:span text:style-name="T26"> </text:span><text:span text:style-name="T27">/url2download/</text:span>, alors la page est enregistrée dans son intégralité, avec le nom $name (calculé avec 'nameBase' et 'namePattern'). Pour des pages ayant un contenu non textuel (images, pdf, son, etc.), définir 'inputEncoding' et 'outputEncoding'=&gt;'bin').<text:line-break/>Lorsque 'maxRecordedPages' pages ou extraits ont été enregistrés, la session est interrompue.<text:line-break/></text:p>
      <text:p text:style-name="P25">Remarques :</text:p>
      <text:list xml:id="list4975450194384057669" text:style-name="L1">
        <text:list-item>
          <text:p text:style-name="P47">toutes les urls parcourues permettant d'arriver aux pages <text:span text:style-name="T28">visées</text:span> doivent matcher avec 'urlPattern'.</text:p>
        </text:list-item>
        <text:list-item>
          <text:p text:style-name="P47">si vous n'obtenez pas 'maxRecordedPages' pages à chaque session, vérifiez :</text:p>
          <text:list>
            <text:list-item>
              <text:p text:style-name="P47">les expressions 'contentPattern' ou 'url2download' qui sont peut-être inopérantes</text:p>
            </text:list-item>
            <text:list-item>
              <text:p text:style-name="P47">le pattern de nommage namePattern qui est peut-être mal construit (plusieurs pages étant enregistrées avec le même nom)</text:p>
            </text:list-item>
          </text:list>
        </text:list-item>
        <text:list-item>
          <text:p text:style-name="P47">si une page contient un formulaire à remplir, il est possible de lui envoyer des données POST avec le hachage 'postData'</text:p>
        </text:list-item>
        <text:list-item>
          <text:p text:style-name="P47">il est possible de blacklister des urls à ne pas parcourir, avec le pattern 'blackList'</text:p>
        </text:list-item>
        <text:list-item>
          <text:p text:style-name="P47">il est possible de définir des pages d'index à reparcourir à chaque session, même si resetCrawling=&gt;0. Dans ce cas, définir le pattern 'indexPagePattern' ou bien déclarer comme index toutes les pages situées avant une certaine profondeur 'indexDepth')</text:p>
          <text:p text:style-name="P46"/>
        </text:list-item>
      </text:list>
      <text:h text:style-name="P50" text:outline-level="1"><text:bookmark-start text:name="__RefHeading__1018_1981162923"/>Searching expressions<text:bookmark-end text:name="__RefHeading__1018_1981162923"/></text:h>
      <text:p text:style-name="P12"/>
      <text:h text:style-name="Method" text:outline-level="2">search()</text:h>
      <text:h text:style-name="P44" text:outline-level="3">Search patterns in a 3 columns CSV file : FORM tab POS tab LEM (treetagger like)</text:h>
      <text:h text:style-name="Heading_20_3" text:outline-level="3">Parameters</text:h>
      <text:p text:style-name="P8">- <text:span text:style-name="T2">language</text:span> : string - default value='fr'. The tagset language (cf. ./grm/tagset.xx.txt)</text:p>
      <text:p text:style-name="P8">- <text:span text:style-name="T2">outputConcord</text:span> : boolean - if 1, concord file is created, adding 'concord' to outputFilename</text:p>
      <text:p text:style-name="P8">- <text:span text:style-name="T2">outputConcordFormat</text:span> : string ('kwik'|'xml') - the format of ouput concord file</text:p>
      <text:p text:style-name="P8">- <text:span text:style-name="T2">outputIndex</text:span> : if 1, index file is created, adding 'index' to outputFilename</text:p>
      <text:p text:style-name="P8">- <text:span text:style-name="T2">outputStat</text:span> : if 1, stat file is created, adding 'stat' to outputFilename</text:p>
      <text:p text:style-name="P8">- <text:span text:style-name="T2">span</text:span> : integer or string (number|'sent') - the size of the right and left contextual window</text:p>
      <text:p text:style-name="P8">- <text:span text:style-name="T2">spanUnit</text:span> : string ('char'|'token') - the span size unit</text:p>
      <text:p text:style-name="P8">- <text:span text:style-name="T2">queries</text:span> : list ref - the query list - </text:p>
      <text:p text:style-name="P8"><text:tab/>'DET ADJ NOM' - using the POS tag that are defined in ./grm/tagset.xx.txt</text:p>
      <text:p text:style-name="P8"><text:tab/>'%faire NOM' -% symbol indicates a lemma</text:p>
      <text:p text:style-name="P8"><text:tab/>'%avoir &lt;&gt;{,4} peur' - &lt;&gt; indicates any token - regex operators as *+{} ? can be used</text:p>
      <text:p text:style-name="P8">- <text:span text:style-name="T2">queryFile</text:span> : string - a file with one query per line</text:p>
      <text:p text:style-name="P8">- <text:span text:style-name="T2">countBy</text:span> : string ('query'|'lemma'|'form'|'cat') - indicates which feature is used to represent expressions in statistics</text:p>
      <text:p text:style-name="P9">- <text:span text:style-name="T2">groupByFile</text:span> : boolean - all the results are grouped independently for each files. If 0, all the data are merged independently of the source file</text:p>
      <text:p text:style-name="P9"><text:span text:style-name="T2">- sortBy</text:span> : list ref - the list of sorting keys e.g. ['F','expr']<text:tab/>- keys are ('F'|'F&lt;'|'expr'|'right'|'left'|'pos') </text:p>
      <text:p text:style-name="P9"><text:tab/>'F&lt;' means <text:s/>by ascending order of frequency for counted entries, </text:p>
      <text:p text:style-name="P9"><text:tab/>'F' means <text:s/>by descending order of frequency, </text:p>
      <text:p text:style-name="P9"><text:tab/>'left' mean by the end of the left context, </text:p>
      <text:p text:style-name="P13"><text:tab/>'pos' means in the text position order</text:p>
      <text:p text:style-name="P10"><text:span text:style-name="T2">- </text:span><text:span text:style-name="T8">tokenSeparator</text:span> : <text:span text:style-name="T29">string - by default empty. Use " "if the tokenizer does not keep the spaces between forms (as treetagger tokenizer).</text:span></text:p>
      <text:p text:style-name="P11"><text:span text:style-name="T2">- </text:span><text:span text:style-name="T9">privateTagset</text:span> : <text:span text:style-name="T30">hash ref - by default empty. A specific tagset with additional tags used in the queries (keys are the tag used in the queries, values are their translation in the corpus) </text:span></text:p>
      <text:list xml:id="list3952990528278816291" text:style-name="L2">
        <text:list-header>
          <text:p text:style-name="P52"/>
        </text:list-header>
      </text:list>
      <text:p text:style-name="P8">Example : </text:p>
      <text:p text:style-name="Code">$pipeline-&gt;setParam( {</text:p>
      <text:p text:style-name="Code"><text:tab/>language=&gt;'fr',</text:p>
      <text:p text:style-name="Code"><text:tab/>inputDir=&gt;'./data/langages/ttg2',</text:p>
      <text:p text:style-name="Code"><text:tab/>filePattern=&gt;qr/.*/,</text:p>
      <text:p text:style-name="Code"><text:soft-page-break/><text:tab/>outputDir=&gt;'./data/langages/searchResult',</text:p>
      <text:p text:style-name="Code"><text:tab/>outputConcord=&gt;1,</text:p>
      <text:p text:style-name="Code"><text:tab/>outputStat=&gt;1,<text:tab/></text:p>
      <text:p text:style-name="Code"><text:tab/>outputConcordFormat=&gt;"kwik",</text:p>
      <text:p text:style-name="Code"><text:tab/>queries=&gt;['DET ADJ NOM'],</text:p>
      <text:p text:style-name="Code"><text:tab/>countBy=&gt;'form',</text:p>
      <text:p text:style-name="Code"><text:tab/>sortBy=&gt;['F','expr'],</text:p>
      <text:p text:style-name="Code"><text:tab/>outputFileName=&gt;[qr/(.*)/i,'$1.DET_ADJ_NOM'],</text:p>
      <text:p text:style-name="Code"><text:tab/>groupByFile=&gt;0</text:p>
      <text:p text:style-name="Code">});</text:p>
      <text:p text:style-name="Code"/>
      <text:p text:style-name="Code">$pipeline-&gt;search(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next-style-name="Text_20_body" style:default-outline-level="1" style:class="text">
      <style:text-properties style:font-name="Arial1" fo:font-family="Arial" style:font-style-name="Gra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ode" style:family="paragraph" style:parent-style-name="Standard">
      <style:paragraph-properties fo:margin-left="0.744cm" fo:margin-right="0.004cm" fo:text-indent="0cm" style:auto-text-indent="false" fo:padding="0.25cm" fo:border="0.06pt solid #000000" style:shadow="none"/>
      <style:text-properties style:font-name="Courier 10 Pitch" fo:font-family="'Courier 10 Pitch'" style:font-pitch="fixed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2pt" style:font-weight-complex="bold"/>
    </style:style>
    <style:style style:name="Method" style:family="paragraph" style:parent-style-name="Heading_20_2" style:default-outline-level="2" style:list-style-name="">
      <style:paragraph-properties fo:padding="0.199cm" fo:border-left="none" fo:border-right="none" fo:border-top="none" fo:border-bottom="0.06pt solid #000000" style:shadow="none"/>
      <style:text-properties style:font-name="Courier 10 Pitch" fo:font-family="'Courier 10 Pitch'" style:font-pitch="fixed" fo:font-size="12pt" fo:font-style="normal" style:font-size-asian="12pt" style:font-style-asian="normal" style:font-size-complex="12pt" style:font-style-complex="normal"/>
    </style:style>
    <style:style style:name="Grand_20_Titre" style:display-name="Grand Titre" style:family="paragraph" style:parent-style-name="Heading_20_1" style:default-outline-level="" style:list-style-name=""/>
    <style:style style:name="Grand_20_titre" style:display-name="Grand titre" style:family="paragraph" style:parent-style-name="Text_20_body">
      <style:paragraph-properties fo:text-align="center" style:justify-single-word="false"/>
      <style:text-properties style:font-name="Arial" fo:font-family="Arial" style:font-family-generic="swiss" style:font-pitch="variable" fo:font-size="16pt" style:font-size-asian="16pt" style:font-size-complex="1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7cm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Kraif</meta:initial-creator>
    <meta:creation-date>2014-04-01T12:57:15</meta:creation-date>
    <dc:date>2019-02-22T21:33:07.922697559</dc:date>
    <meta:editing-duration>P1DT17H57M23S</meta:editing-duration>
    <meta:editing-cycles>29</meta:editing-cycles>
    <meta:generator>LibreOffice/5.1.6.2$Linux_X86_64 LibreOffice_project/10m0$Build-2</meta:generator>
    <dc:creator>Olivier Kraif</dc:creator>
    <meta:document-statistic meta:table-count="0" meta:image-count="0" meta:object-count="0" meta:page-count="12" meta:paragraph-count="290" meta:word-count="2473" meta:character-count="17367" meta:non-whitespace-character-count="15032"/>
  </office:meta>
</office:document-meta>
</file>